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0c0c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6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0c0c0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6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style:style style:name="P9" style:family="paragraph" style:parent-style-name="Table_20_Contents" style:list-style-name="L7"/>
    <style:style style:name="P10" style:family="paragraph" style:parent-style-name="Table_20_Contents" style:list-style-name="L7">
      <style:text-properties fo:font-style="normal" style:font-style-asian="normal" style:font-style-complex="normal"/>
    </style:style>
    <style:style style:name="P11" style:family="paragraph" style:parent-style-name="Table_20_Contents" style:list-style-name="L8"/>
    <style:style style:name="P12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stión de usuarios de GIRO con NAOS 3</text:h>
      <text:p text:style-name="Standard"/>
      <text:h text:style-name="Heading_20_2" text:outline-level="2">1. Procedimiento de carga inicial</text:h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Descripción</text:p>
          </table:table-cell>
        </table:table-row>
        <table:table-row>
          <table:table-cell table:style-name="Tabla1.A2" office:value-type="string">
            <text:p text:style-name="Table_20_Contents">Procedimiento para cargar los datos de los usuarios de JUPITER en GIRO (altas)</text:p>
          </table:table-cell>
        </table:table-row>
        <table:table-row>
          <table:table-cell table:style-name="Tabla1.A3" office:value-type="string">
            <text:p text:style-name="P1">Consideraciones</text:p>
          </table:table-cell>
        </table:table-row>
        <table:table-row>
          <table:table-cell table:style-name="Tabla1.A4" office:value-type="string">
            <text:p text:style-name="P2">Se publicará en la extranet de GIRO el procedimiento a seguir para solicitar las altas y la plantilla del formulario a rellenar en la solicitud.</text:p>
          </table:table-cell>
        </table:table-row>
        <table:table-row>
          <table:table-cell table:style-name="Tabla1.A3" office:value-type="string">
            <text:p text:style-name="P1">Fases</text:p>
          </table:table-cell>
        </table:table-row>
        <table:table-row>
          <table:table-cell table:style-name="Tabla1.A6" office:value-type="string">
            <text:p text:style-name="Table_20_Contents">1. El “responsable de usuarios” solicita en NAOS el alta de sus usuarios en GIRO</text:p>
          </table:table-cell>
        </table:table-row>
        <table:table-row>
          <table:table-cell table:style-name="Tabla1.A2" office:value-type="string">
            <text:list xml:id="list29752575337991622" text:style-name="L1">
              <text:list-item>
                <text:p text:style-name="P3">Solo podrán solicitar la carga de usuarios de GIRO los responsables de usuarios, así que este procedimiento solo estará visible para ellos.</text:p>
              </text:list-item>
              <text:list-item>
                <text:p text:style-name="P3">El responsable de usuarios, por el mero hecho de serlo, ya tiene autorizada la solicitud.</text:p>
              </text:list-item>
              <text:list-item>
                <text:p text:style-name="P3">Debe adjuntar a la solicitud un documento con el listado de usuarios y roles.</text:p>
              </text:list-item>
              <text:list-item>
                <text:p text:style-name="P3">El documento será una hoja de cálculo donde deberá completar la información.</text:p>
              </text:list-item>
            </text:list>
          </table:table-cell>
        </table:table-row>
        <table:table-row>
          <table:table-cell table:style-name="Tabla1.A6" office:value-type="string">
            <text:p text:style-name="Table_20_Contents">2. Validación de los datos por el grupo “Reutilización JUPITER”</text:p>
          </table:table-cell>
        </table:table-row>
        <table:table-row>
          <table:table-cell table:style-name="Tabla1.A2" office:value-type="string">
            <text:list xml:id="list8058018216744089143" text:style-name="L2">
              <text:list-item>
                <text:p text:style-name="P4">Este grupo recibe la solicitud y valida los datos del documento adjuntado.</text:p>
              </text:list-item>
              <text:list-item>
                <text:p text:style-name="P4">Si en la solicitud no se ha adjuntado el documento o este tiene datos incorrectos o insuficientes, se devuelve a la fase anterior para su subsanación.</text:p>
              </text:list-item>
              <text:list-item>
                <text:p text:style-name="P4">Si los datos son correctos, se pasa el tique a la fase siguiente (grupo UTE).</text:p>
              </text:list-item>
            </text:list>
          </table:table-cell>
        </table:table-row>
        <table:table-row>
          <table:table-cell table:style-name="Tabla1.A6" office:value-type="string">
            <text:p text:style-name="Table_20_Contents">3. Alta de usuarios en GIRO por el grupo de la UTE</text:p>
          </table:table-cell>
        </table:table-row>
        <table:table-row>
          <table:table-cell table:style-name="Tabla1.A2" office:value-type="string">
            <text:list xml:id="list677808953668464771" text:style-name="L3">
              <text:list-item>
                <text:p text:style-name="P5">Los técnicos de la UTE proceden a realizar las altas en GIRO con la información aportada en el documento adjunto a la solicitud.</text:p>
              </text:list-item>
              <text:list-item>
                <text:p text:style-name="P5">Al terminar las altas se pasa el tique a la fase siguiente <text:s/>(grupo Windows).</text:p>
              </text:list-item>
            </text:list>
          </table:table-cell>
        </table:table-row>
        <table:table-row>
          <table:table-cell table:style-name="Tabla1.A6" office:value-type="string">
            <text:p text:style-name="Table_20_Contents">4. Publicación en CITRIX por el grupo de Windows</text:p>
          </table:table-cell>
        </table:table-row>
        <table:table-row>
          <table:table-cell table:style-name="Tabla1.A2" office:value-type="string">
            <text:list xml:id="list4905156104761980141" text:style-name="L4">
              <text:list-item>
                <text:p text:style-name="P6">Los técnicos del grupo Windows configuran el acceso a GIRO en CITRIX para los usuarios que se han dado de alta.</text:p>
              </text:list-item>
              <text:list-item>
                <text:p text:style-name="P6">Al terminar de configurar los accesos, se da por finaliza la solicitud.</text:p>
              </text:list-item>
            </text:list>
          </table:table-cell>
        </table:table-row>
        <table:table-row>
          <table:table-cell table:style-name="Tabla1.A6" office:value-type="string">
            <text:p text:style-name="Table_20_Contents">5. Solicitud de alta finalizada</text:p>
          </table:table-cell>
        </table:table-row>
        <table:table-row>
          <table:table-cell table:style-name="Tabla1.A2" office:value-type="string">
            <text:list xml:id="list781422816769219062" text:style-name="L5">
              <text:list-item>
                <text:p text:style-name="P7">Se notifica al usuario solicitante que se han realizado las altas.</text:p>
              </text:list-item>
              <text:list-item>
                <text:p text:style-name="P7">El sistema GIRO notifica a los usuarios finales de sus credenciales y la forma de acceso.</text:p>
              </text:list-item>
            </text:list>
          </table:table-cell>
        </table:table-row>
      </table:table>
      <text:p text:style-name="Standard"/>
      <text:h text:style-name="P12" text:outline-level="2">2. Procedimiento del día a día</text:h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Descripción</text:p>
          </table:table-cell>
        </table:table-row>
        <table:table-row>
          <table:table-cell table:style-name="Tabla2.A2" office:value-type="string">
            <text:p text:style-name="Table_20_Contents">Procedimiento para gestionar los usuarios en GIRO (altas, bajas, modificaciones)</text:p>
          </table:table-cell>
        </table:table-row>
        <table:table-row>
          <table:table-cell table:style-name="Tabla2.A3" office:value-type="string">
            <text:p text:style-name="P1">Consideraciones</text:p>
          </table:table-cell>
        </table:table-row>
        <table:table-row>
          <table:table-cell table:style-name="Tabla2.A2" office:value-type="string">
            <text:p text:style-name="P2">Se publicará en la extranet de GIRO el procedimiento a seguir para gestionar los usuarios y, en el caso manual, la plantilla del formulario a rellenar en la solicitud.</text:p>
          </table:table-cell>
        </table:table-row>
        <table:table-row>
          <table:table-cell table:style-name="Tabla2.A3" office:value-type="string">
            <text:p text:style-name="P1">Fases</text:p>
          </table:table-cell>
        </table:table-row>
        <table:table-row>
          <table:table-cell table:style-name="Tabla2.A6" office:value-type="string">
            <text:p text:style-name="Table_20_Contents">1. El usuario final solicita en NAOS alta/baja/modificación de su cuenta en GIRO</text:p>
          </table:table-cell>
        </table:table-row>
        <table:table-row>
          <table:table-cell table:style-name="Tabla2.A7" office:value-type="string">
            <text:list xml:id="list1510108236683509209" text:style-name="L6">
              <text:list-item>
                <text:p text:style-name="P8"><text:span text:style-name="T1">Opción manual</text:span>: </text:p>
                <text:list>
                  <text:list-item>
                    <text:p text:style-name="P8">El usuario debe rellenar un formulario (hoja de cálculo) y adjuntarlo a la solicitud de NAOS.</text:p>
                  </text:list-item>
                </text:list>
              </text:list-item>
              <text:list-item>
                <text:p text:style-name="P8"><text:span text:style-name="T1">Opción automática</text:span>: </text:p>
                <text:list>
                  <text:list-item>
                    <text:p text:style-name="P8">El usuario debe rellenar los datos en el propio NAOS (pantalla de recogida de datos).</text:p>
                  </text:list-item>
                </text:list>
              </text:list-item>
            </text:list>
          </table:table-cell>
        </table:table-row>
        <table:table-row>
          <table:table-cell table:style-name="Tabla2.A6" office:value-type="string">
            <text:p text:style-name="Table_20_Contents">2. El “responsable de usuarios” valida la solicitud</text:p>
          </table:table-cell>
        </table:table-row>
        <table:table-row>
          <table:table-cell table:style-name="Tabla2.A2" office:value-type="string">
            <text:list xml:id="list1962464051" text:continue-list="list29752575337991622" text:style-name="L1">
              <text:list-item>
                <text:p text:style-name="P3">El “responsable de usuarios” valida la solicitud (aprueba o rechaza).</text:p>
              </text:list-item>
              <text:list-item>
                <text:p text:style-name="P3">En esta fase habrá una Tarea de comprobar si el usuario existe en Active Directory.</text:p>
                <text:list>
                  <text:list-item>
                    <text:p text:style-name="P3"><text:span text:style-name="T1">Opción manual</text:span>:</text:p>
                    <text:list>
                      <text:list-item>
                        <text:p text:style-name="P3">El responsable de usuarios revisa manualmente si existe el usuario en el AD.</text:p>
                      </text:list-item>
                    </text:list>
                  </text:list-item>
                  <text:list-item>
                    <text:p text:style-name="P3"><text:span text:style-name="T1">Opción automática</text:span>:</text:p>
                    <text:list>
                      <text:list-item>
                        <text:p text:style-name="P3">NAOS chequea si el usuario existe en el AD.</text:p>
                      </text:list-item>
                      <text:list-item>
                        <text:p text:style-name="P3">Esto implica un pequeño desarrollo para hacer la consulta al AD.</text:p>
                      </text:list-item>
                    </text:list>
                  </text:list-item>
                </text:list>
              </text:list-item>
              <text:list-item>
                <text:p text:style-name="P3">Si no existe el usuario en el AD, tiene que crearlo.</text:p>
              </text:list-item>
              <text:list-item>
                <text:p text:style-name="P3">Con el usuario de AD y la solicitud validada, se pasa al siguiente grupo.</text:p>
              </text:list-item>
            </text:list>
          </table:table-cell>
        </table:table-row>
        <table:table-row>
          <table:table-cell table:style-name="Tabla2.A6" office:value-type="string">
            <text:p text:style-name="Table_20_Contents">3. Validación de los datos por el grupo “Reutilización JUPITER”</text:p>
          </table:table-cell>
        </table:table-row>
        <table:table-row>
          <table:table-cell table:style-name="Tabla2.A2" office:value-type="string">
            <text:list xml:id="list8978607015996346916" text:style-name="L7">
              <text:list-item>
                <text:p text:style-name="P9">Este grupo valida los datos aportados a la solicitud.</text:p>
              </text:list-item>
              <text:list-item>
                <text:p text:style-name="P10">Si la solicitud tiene datos incorrectos o insuficientes, para su subsanación se devuelve el tique a la fase anterior (Responsable de usuarios) o bien se solicita información al usuario solicitante.</text:p>
              </text:list-item>
              <text:list-item>
                <text:p text:style-name="P10">Si los datos están correctos, se pasa el tique a la fase siguiente (grupo UTE).</text:p>
              </text:list-item>
            </text:list>
          </table:table-cell>
        </table:table-row>
        <table:table-row>
          <table:table-cell table:style-name="Tabla2.A6" office:value-type="string">
            <text:p text:style-name="Table_20_Contents">4. El grupo de la UTE realiza las acciones en GIRO</text:p>
          </table:table-cell>
        </table:table-row>
        <table:table-row>
          <table:table-cell table:style-name="Tabla2.A2" office:value-type="string">
            <text:list xml:id="list3770917398911097449" text:style-name="L8">
              <text:list-item>
                <text:p text:style-name="P11">Los técnicos de la UTE proceden a realizar en GIRO las actuaciones necesarias para la solicitud.</text:p>
              </text:list-item>
              <text:list-item>
                <text:p text:style-name="P11">Al terminar las acciones se pasa el tique a la fase siguiente <text:s/>(grupo Windows).</text:p>
              </text:list-item>
            </text:list>
          </table:table-cell>
        </table:table-row>
        <table:table-row>
          <table:table-cell table:style-name="Tabla2.A6" office:value-type="string">
            <text:p text:style-name="Table_20_Contents">5. Publicación en CITRIX por el grupo de Windows</text:p>
          </table:table-cell>
        </table:table-row>
        <table:table-row>
          <table:table-cell table:style-name="Tabla2.A2" office:value-type="string">
            <text:list xml:id="list221090824" text:continue-list="list781422816769219062" text:style-name="L5">
              <text:list-item>
                <text:p text:style-name="P7">Los técnicos del grupo Windows configuran el acceso a GIRO en CITRIX para los usuarios que se han dado de alta, o eliminan el acceso si son bajas.</text:p>
              </text:list-item>
              <text:list-item>
                <text:p text:style-name="P7">Al terminar de configurar los accesos, se da por finaliza la solicitud.</text:p>
              </text:list-item>
            </text:list>
          </table:table-cell>
        </table:table-row>
        <table:table-row>
          <table:table-cell table:style-name="Tabla2.A6" office:value-type="string">
            <text:p text:style-name="Table_20_Contents">6. Solicitud finalizada</text:p>
          </table:table-cell>
        </table:table-row>
        <table:table-row>
          <table:table-cell table:style-name="Tabla2.A2" office:value-type="string">
            <text:list xml:id="list1810931590" text:continue-numbering="true" text:style-name="L5">
              <text:list-item>
                <text:p text:style-name="P7">Se notifica al usuario solicitante que su solicitud se ha finalizado.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ia Maria Torres Llanera</meta:initial-creator>
    <meta:creation-date>2014-11-20T10:29:05</meta:creation-date>
    <dc:date>2014-11-20T12:21:37</dc:date>
    <dc:creator>Sonia Maria Torres Llanera</dc:creator>
    <meta:editing-duration>PT1H50M18S</meta:editing-duration>
    <meta:editing-cycles>19</meta:editing-cycles>
    <meta:generator>OpenOffice/4.1.1$Linux OpenOffice.org_project/411m6$Build-9775</meta:generator>
    <meta:printed-by>Sonia Maria Torres Llanera</meta:printed-by>
    <meta:print-date>2014-11-20T11:58:51</meta:print-date>
    <meta:document-statistic meta:table-count="2" meta:image-count="0" meta:object-count="0" meta:page-count="2" meta:paragraph-count="58" meta:word-count="711" meta:character-count="3970"/>
  </office:meta>
</office:document-meta>
</file>